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09fe50" officeooo:paragraph-rsid="0009fe50" style:font-size-asian="10pt" style:font-size-complex="10pt"/>
    </style:style>
    <style:style style:name="P3" style:family="paragraph" style:parent-style-name="Standard">
      <style:text-properties fo:font-size="10pt" officeooo:rsid="000c8af1" officeooo:paragraph-rsid="000c8af1" style:font-size-asian="10pt" style:font-size-complex="10pt"/>
    </style:style>
    <style:style style:name="P4" style:family="paragraph" style:parent-style-name="Standard">
      <style:text-properties fo:font-size="10pt" officeooo:rsid="000e173a" officeooo:paragraph-rsid="000e173a" style:font-size-asian="10pt" style:font-size-complex="10pt"/>
    </style:style>
    <style:style style:name="P5" style:family="paragraph" style:parent-style-name="Standard">
      <style:text-properties fo:font-size="10pt" officeooo:rsid="000f5dee" officeooo:paragraph-rsid="000f5dee" style:font-size-asian="10pt" style:font-size-complex="10pt"/>
    </style:style>
    <style:style style:name="T1" style:family="text">
      <style:text-properties style:font-name="Liberation Serif" fo:font-style="normal"/>
    </style:style>
    <style:style style:name="T2" style:family="text">
      <style:text-properties style:font-name="Liberation Serif" fo:font-style="normal" officeooo:rsid="0009fe50"/>
    </style:style>
    <style:style style:name="T3" style:family="text">
      <style:text-properties officeooo:rsid="0009fe50"/>
    </style:style>
    <style:style style:name="T4" style:family="text">
      <style:text-properties officeooo:rsid="000e17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La chanson de Roland</text:p>
      <text:p text:style-name="P5">Traduction de Joseph Bédier</text:p>
      <text:p text:style-name="P5">XIe siècle</text:p>
      <text:p text:style-name="P5"/>
      <text:p text:style-name="P5">Composition en 4 parties :</text:p>
      <text:p text:style-name="P5"/>
      <text:p text:style-name="P5">La trahison de Ganelon</text:p>
      <text:p text:style-name="P5">La bataille de Roncevaux</text:p>
      <text:p text:style-name="P5">La vengeance de Charlemagne sur les Sarrasins</text:p>
      <text:p text:style-name="P5">Le jugement de Ganelon</text:p>
      <text:p text:style-name="P5"/>
      <text:p text:style-name="P5">LAISSE 1</text:p>
      <text:p text:style-name="P5"/>
      <text:p text:style-name="P5">Le roi Charles, notre empereur, le Grand, sept ans tout pleins est resté dans l’Espagne : jusqu’à la mer il a conquis la terre hautaine. Plus un château qui devant lui résiste, plus une muraille à forcer, plus une cité, hormis Saragosse, qui est dans une montagne. Le roi Marsile la tient, qui n’aime pas Dieu. C’est Mahomet qu’il sert, Apollin qu’il prie. Il ne peut pas s’en garder : le malheur l’atteindra. </text:p>
      <text:p text:style-name="P5"/>
      <text:p text:style-name="P5">LAISSE 2</text:p>
      <text:p text:style-name="P5"/>
      <text:p text:style-name="P5">Le roi Marsile est à Saragosse. Il s’en est allé dans un verger, sous l’ombre. Sur un perron de marbre bleu il se couche ; autour de lui, ils sont plus de vingt mille. Il appelle et ses ducs et ses comtes : « Entendez, seigneurs, quel fléau  nous frappe. L’empereur Charles de douce France est venu dans ce pays pour nous confondre. Je n’ai point d’armée qui lui donne la bataille ; ma gent n’est pas de force à rompre la sienne. Conseillez-moi, vous, mes hommes sages, et gardez-moi et de mort et de honte ! » Il n’est païen qui réponde un seul mot, sinon Blancandrin, du château de Val-Fonde. </text:p>
      <text:p text:style-name="P5"/>
      <text:p text:style-name="P5"/>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6:19:52.575880000</meta:creation-date>
    <dc:date>2019-06-18T15:21:12.756290105</dc:date>
    <meta:editing-duration>PT23M17S</meta:editing-duration>
    <meta:editing-cycles>9</meta:editing-cycles>
    <meta:generator>LibreOffice/5.2.7.2$Linux_X86_64 LibreOffice_project/20m0$Build-2</meta:generator>
    <dc:creator>B. Nadaud</dc:creator>
    <meta:document-statistic meta:table-count="0" meta:image-count="0" meta:object-count="0" meta:page-count="1" meta:paragraph-count="13" meta:word-count="224" meta:character-count="1220" meta:non-whitespace-character-count="1006"/>
  </office:meta>
</office:document-meta>
</file>